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ausdokumentti</text:h>
      <text:p text:style-name="Text_20_body"/>
      <text:p text:style-name="Text_20_body">Ohjelman metodeja on testattu käyttäen Junit-testejä. Jokaiselle metodille olen pyrkinyt luomaan vähintääkin perustestin, useissa tapauksissa kuitenkin muitakin tärkeitä testitapauksia. Aivan kaikkiin lähestymiskulmiin kaikkiin metodeihin en ole vielä ehtinyt Junitin-testejä luomaan. </text:p>
      <text:p text:style-name="Text_20_body">Lisäksi jossain määrin toimivuutta on testattu käsin, erityispainona testattu kääntyykö salakieli toivotulla tavalla, ja toimivatko käyttäjän antamat syöteet tarkoitetulla tavalla.</text:p>
      <text:p text:style-name="Text_20_body"/>
      <text:p text:style-name="P1">Testissä havaitut bugit: <text:span text:style-name="T1">kun vaihtelee kirjaimia edestakaisin, kirjain ei enää vaihdukkaan haluttuun. (Syöte: K -&gt; V -&gt; l -&gt; e -&gt; K -&gt; V -&gt; e -&gt; l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S</meta:editing-duration>
    <meta:editing-cycles>3</meta:editing-cycles>
    <meta:generator>OpenOffice/4.0.1$Win32 OpenOffice.org_project/401m5$Build-9714</meta:generator>
    <dc:date>2015-08-20T22:11:36.76</dc:date>
    <meta:document-statistic meta:table-count="0" meta:image-count="0" meta:object-count="0" meta:page-count="1" meta:paragraph-count="4" meta:word-count="79" meta:character-count="629"/>
    <dc:creator>Tony Leppäkoski</dc:creator>
    <meta:user-defined meta:name="Info 1"/>
    <meta:user-defined meta:name="Info 2"/>
    <meta:user-defined meta:name="Info 3"/>
    <meta:user-defined meta:name="Info 4"/>
  </office:meta>
</office:document-meta>
</file>